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5.125in"/>
    </style:style>
    <style:style style:name="Tabla2.C" style:family="table-column">
      <style:table-column-properties style:column-width="0.73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C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5.125in"/>
    </style:style>
    <style:style style:name="Tabla6.C" style:family="table-column">
      <style:table-column-properties style:column-width="0.73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C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66in"/>
    </style:style>
    <style:style style:name="Tabla7.D" style:family="table-column">
      <style:table-column-properties style:column-width="1.4667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0166022" officeooo:paragraph-rsid="003211c3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3587b6" officeooo:paragraph-rsid="003587b6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officeooo:paragraph-rsid="00343a17" style:font-size-asian="11pt" style:font-size-complex="11pt"/>
    </style:style>
    <style:style style:name="P14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5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6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17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18" style:family="paragraph" style:parent-style-name="Table_20_Contents">
      <style:text-properties style:font-name="Arial" fo:font-size="9pt" officeooo:rsid="0019a5e6" officeooo:paragraph-rsid="0032d8ba" style:font-size-asian="9pt" style:font-size-complex="9pt"/>
    </style:style>
    <style:style style:name="P19" style:family="paragraph" style:parent-style-name="Table_20_Contents">
      <style:text-properties style:font-name="Arial" fo:font-size="9pt" officeooo:rsid="0019a5e6" officeooo:paragraph-rsid="003925ce" style:font-size-asian="9pt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343a17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343a17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4e7eda" officeooo:paragraph-rsid="00343a17" style:font-name-asian="Bitstream Vera Sans" style:font-size-asian="11pt" style:font-weight-asian="normal" style:font-name-complex="Bitstream Vera Sans" style:font-size-complex="11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343a17" style:font-name-asian="Bitstream Vera Sans" style:font-size-asian="11pt" style:font-weight-asian="normal" style:font-name-complex="Bitstream Vera Sans" style:font-size-complex="11pt" style:font-weight-complex="normal"/>
    </style:style>
    <style:style style:name="P26" style:family="paragraph" style:parent-style-name="Table_20_Contents">
      <style:text-properties fo:color="#000000"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343a17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343a17" style:font-size-asian="11pt" style:font-size-complex="11pt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1b3e9c" style:font-size-asian="9pt" style:font-weight-asian="bold" style:font-size-complex="9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1b3e9c" style:font-size-asian="9pt" style:font-weight-asian="bold" style:font-size-complex="9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343a17" style:font-size-asian="10pt" style:font-size-complex="10pt"/>
    </style:style>
    <style:style style:name="P36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1b3e9c" style:font-size-asian="9pt" style:font-weight-asian="bold" style:font-size-complex="9pt" style:font-weight-complex="bold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44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346c4c" style:font-name-asian="Bitstream Vera Sans" style:font-size-asian="9pt" style:font-weight-asian="normal" style:font-name-complex="Bitstream Vera Sans" style:font-size-complex="9pt" style:font-weight-complex="normal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8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49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51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2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2e855d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53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211c3" style:font-name-asian="Bitstream Vera Sans" style:font-size-asian="10pt" style:font-weight-asian="bold" style:font-name-complex="Bitstream Vera Sans" style:font-size-complex="10pt" style:font-weight-complex="bold"/>
    </style:style>
    <style:style style:name="P54" style:family="paragraph" style:parent-style-name="Table_20_Contents">
      <style:text-properties style:font-name="Arial" fo:font-size="9pt" officeooo:rsid="0019a5e6" officeooo:paragraph-rsid="0039d9ba" style:font-size-asian="9pt" style:font-size-complex="9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4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5" style:family="text">
      <style:text-properties fo:font-size="10pt" fo:font-weight="normal" officeooo:rsid="0063a4cc" style:font-name-asian="Bitstream Vera Sans" style:font-size-asian="10pt" style:font-weight-asian="normal" style:font-name-complex="Bitstream Vera Sans" style:font-size-complex="10pt" style:font-weight-complex="normal"/>
    </style:style>
    <style:style style:name="T16" style:family="text">
      <style:text-properties fo:font-size="10pt" officeooo:rsid="0045f450" style:font-size-asian="10pt" style:font-size-complex="10pt"/>
    </style:style>
    <style:style style:name="T17" style:family="text">
      <style:text-properties officeooo:rsid="0029216c"/>
    </style:style>
    <style:style style:name="T18" style:family="text">
      <style:text-properties officeooo:rsid="0030aca6"/>
    </style:style>
    <style:style style:name="T19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text-input text:description="&lt;for each=&quot;o in objects&quot;&gt;">start for objects</text:text-input></text:p>
      <text:p text:style-name="P47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4">Suite F29, B&amp;T Centre </text:p>
            <text:p text:style-name="P14">Bessemer Drive </text:p>
            <text:p text:style-name="P14">Stevenage, Herts, SG1 2DX, England </text:p>
            <text:p text:style-name="P14">Telephone: +44 (0) 1438 310099 </text:p>
            <text:p text:style-name="P14">Email - enquiries@captivatingcuba.com</text:p>
          </table:table-cell>
          <table:table-cell table:style-name="Tabla4.A1" office:value-type="string">
            <text:p text:style-name="P16">File Number: <text:span text:style-name="T14"><text:text-input text:description="&lt;o.client_order_ref&gt;">reference</text:text-input></text:span></text:p>
            <text:p text:style-name="P16"/>
            <text:p text:style-name="P16">Invoice Number:</text:p>
            <text:p text:style-name="P16"/>
            <text:p text:style-name="P54">Invoice Date: <text:span text:style-name="T15"><text:text-input text:description="&lt;time.strftime(&quot;%d.%m.%Y&quot;, time.strptime(o.create_date[:10], &quot;%Y-%m-%d&quot;))&gt;">date</text:text-input></text:span></text:p>
            <text:p text:style-name="P16"/>
            <text:p text:style-name="P18">VAT Reg No: <text:span text:style-name="T19">173 0512 37</text:span></text:p>
          </table:table-cell>
        </table:table-row>
      </table:table>
      <text:p text:style-name="P37"><text:span text:style-name="T2"><text:text-input text:description="&lt;/if&gt;">end cc</text:text-input></text:span><text:span text:style-name="T1"> </text:span></text:p>
      <text:p text:style-name="P32"><text:text-input text:description="&lt;if test=&quot;o.voucher_logo == 'dc'&quot;&gt;">start dc</text:text-input></text:p>
      <text:p text:style-name="P31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5">Suite F29, B&amp;T Centre </text:p>
            <text:p text:style-name="P15">Bessemer Drive </text:p>
            <text:p text:style-name="P15">Stevenage, Herts, SG1 2DX, England </text:p>
            <text:p text:style-name="P15">Telephone: +44 (0) 1438 310099 </text:p>
            <text:p text:style-name="P15">Email - enquiries@captivatingcuba.com</text:p>
          </table:table-cell>
          <table:table-cell table:style-name="Tabla5.A1" office:value-type="string">
            <text:p text:style-name="P17">File Number: <text:span text:style-name="T14"><text:text-input text:description="&lt;o.client_order_ref&gt;">reference</text:text-input></text:span></text:p>
            <text:p text:style-name="P17"/>
            <text:p text:style-name="P17">Invoice Number:</text:p>
            <text:p text:style-name="P17"/>
            <text:p text:style-name="P19">Invoice Date: <text:span text:style-name="T15"><text:text-input text:description="&lt;time.strftime(&quot;%d.%m.%Y&quot;, time.strptime(o.create_date[:10], &quot;%Y-%m-%d&quot;))&gt;">date</text:text-input></text:span></text:p>
            <text:p text:style-name="P17"/>
            <text:p text:style-name="P18">VAT Reg No: <text:span text:style-name="T19">173 0512 37</text:span></text:p>
          </table:table-cell>
        </table:table-row>
      </table:table>
      <text:p text:style-name="P31"/>
      <text:p text:style-name="P30"><text:span text:style-name="T17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7">Client</text:p>
            <text:p text:style-name="P3"><text:s text:c="4"/><text:span text:style-name="T10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7">Passangers Names / Group Name</text:p>
            <text:p text:style-name="P50"><text:text-input text:description="&lt;for each=&quot;p in o.pax_ids&quot;&gt;">start products</text:text-input> </text:p>
            <text:p text:style-name="P50"><text:span text:style-name="T3"><text:s text:c="4"/></text:span><text:span text:style-name="T3"><text:text-input text:description="&lt;p.name&gt;">name</text:text-input></text:span></text:p>
            <text:p text:style-name="P52"><text:text-input text:description="&lt;/for&gt;">end paxs</text:text-input></text:p>
          </table:table-cell>
        </table:table-row>
      </table:table>
      <text:p text:style-name="P36"/>
      <text:p text:style-name="P36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7">Summary</text:p>
            <text:p text:style-name="P4"><text:s text:c="4"/><text:span text:style-name="T6">Total: </text:span><text:span text:style-name="T11"><text:text-input text:description="&lt;o.currency_id.symbol&gt;">currency</text:text-input></text:span><text:span text:style-name="T6"> </text:span><text:span text:style-name="T12"><text:text-input text:description="&lt;'%.2f' % 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47"><text:text-input text:description="&lt;if test=&quot;o.voucher_logo == 'cc'&quot;&gt;">start cc</text:text-input></text:p>
            <text:p text:style-name="P9">Payment due:</text:p>
            <text:p text:style-name="P9">Captivating Cuba, Hsbc Bank Plc, </text:p>
            <text:p text:style-name="P9">Sort Code - 40 43 36 A/c - 92200368 </text:p>
            <text:p text:style-name="P9">Swift Code: Midlgb22 Bic Code: Midlgb2156t </text:p>
            <text:p text:style-name="P53">Iban: GB26midl40433692200368</text:p>
            <text:p text:style-name="P38"><text:span text:style-name="T2"><text:text-input text:description="&lt;/if&gt;">end cc</text:text-input></text:span><text:span text:style-name="T1"> </text:span></text:p>
            <text:p text:style-name="P33"><text:text-input text:description="&lt;if test=&quot;o.voucher_logo == 'dc'&quot;&gt;">start dc</text:text-input></text:p>
            <text:p text:style-name="P9">Payment due:</text:p>
            <text:p text:style-name="P9"><text:span text:style-name="T18">Hovis Travel Group</text:span>, Hsbc Bank Plc, </text:p>
            <text:p text:style-name="P9">Sort Code - 40 43 36 A/c - <text:span text:style-name="T18">1207596</text:span> </text:p>
            <text:p text:style-name="P9">Swift Code: Midlgb22 Bic Code: Midlgb2156t </text:p>
            <text:p text:style-name="P9">Iban: <text:span text:style-name="T18">Gb35midl40433612075296</text:span></text:p>
            <text:p text:style-name="P34"><text:span text:style-name="T17"><text:text-input text:description="&lt;/if&gt;">end dc</text:text-input></text:span> </text:p>
          </table:table-cell>
        </table:table-row>
      </table:table>
      <text:p text:style-name="P36"/>
      <text:p text:style-name="P36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Service</text:p>
          </table:table-cell>
          <table:table-cell table:style-name="Tabla2.A1" office:value-type="string">
            <text:p text:style-name="P6">Description</text:p>
          </table:table-cell>
          <table:table-cell table:style-name="Tabla2.C1" office:value-type="string">
            <text:p text:style-name="P11">Nights</text:p>
          </table:table-cell>
        </table:table-row>
      </table:table>
      <text:p text:style-name="P49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0"><text:text-input text:description="&lt;l.category&gt;">category</text:text-input></text:p>
          </table:table-cell>
          <table:table-cell table:style-name="Tabla6.A1" office:value-type="string">
            <text:p text:style-name="P21"><text:text-input text:description="&lt;l.name&gt;">product</text:text-input></text:p>
            <text:p text:style-name="P27"><text:text-input text:description="&lt;if test=&quot;l.sale_context_id.category_id.name == 'Hotel'&quot;&gt;">hotel</text:text-input> </text:p>
            <text:p text:style-name="P27"><text:span text:style-name="T16">(</text:span><text:span text:style-name="T16"><text:text-input text:description="&lt;time.strftime(&quot;%d.%m.%Y&quot;, time.strptime(l.start_date, &quot;%Y-%m-%d&quot;))&gt;">start</text:text-input></text:span><text:span text:style-name="T16"> - </text:span><text:span text:style-name="T16"><text:text-input text:description="&lt;time.strftime(&quot;%d.%m.%Y&quot;, time.strptime(l.end_date, &quot;%Y-%m-%d&quot;))&gt;">end</text:text-input></text:span><text:span text:style-name="T16">)</text:span></text:p>
            <text:p text:style-name="P23"><text:text-input text:description="&lt;l.hotel_2_meal_plan_id.name&gt;">meal plan</text:text-input></text:p>
            <text:p text:style-name="P13"><text:text-input text:description="&lt;for each=&quot;r in l.sale_context_id.hotel_1_rooming_ids&quot;&gt;">start for rooming</text:text-input></text:p>
            <text:p text:style-name="P13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25"><text:text-input text:description="&lt;/if&gt;">/hotel</text:text-input></text:p>
            <text:p text:style-name="P13"><text:span text:style-name="T5"><text:text-input text:description="&lt;if test=&quot;l.sale_context_id.category_id.name == 'Transfer'&quot;&gt;">transfer</text:text-input></text:span><text:span text:style-name="T5"> </text:span></text:p>
            <text:p text:style-name="P35"><text:text-input text:description="&lt;time.strftime(&quot;%d.%m.%Y&quot;, time.strptime(l.start_date, &quot;%Y-%m-%d&quot;))&gt;">start</text:text-input></text:p>
            <text:p text:style-name="P23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3"><text:text-input text:description="&lt;/if&gt;">/transfer</text:text-input></text:span></text:p>
            <text:p text:style-name="P29"><text:text-input text:description="&lt;if test=&quot;l.sale_context_id.category_id.name == 'Car'&quot;&gt;">car</text:text-input></text:p>
            <text:p text:style-name="P27"><text:soft-page-break/><text:span text:style-name="T16">(</text:span><text:span text:style-name="T16"><text:text-input text:description="&lt;time.strftime(&quot;%d.%m.%Y&quot;, time.strptime(l.start_date, &quot;%Y-%m-%d&quot;))&gt;">start</text:text-input></text:span><text:span text:style-name="T16"> - </text:span><text:span text:style-name="T16"><text:text-input text:description="&lt;time.strftime(&quot;%d.%m.%Y&quot;, time.strptime(l.end_date, &quot;%Y-%m-%d&quot;))&gt;">end</text:text-input></text:span><text:span text:style-name="T16">)</text:span></text:p>
            <text:p text:style-name="P24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text-input text:description="&lt;/if&gt;">/car</text:text-input></text:p>
          </table:table-cell>
          <table:table-cell table:style-name="Tabla6.C1" office:value-type="string">
            <text:p text:style-name="P28"><text:text-input text:description="&lt;if test=&quot;l.sale_context_id.category_id.id == 6&quot;&gt;">hotel</text:text-input></text:p>
            <text:p text:style-name="P22"><text:text-input text:description="&lt;int((time.mktime(time.strptime(l.end_date, &quot;%Y-%m-%d&quot;))-time.mktime(time.strptime(l.start_date, &quot;%Y-%m-%d&quot;)))/(60*60*24))&gt;">nights</text:text-input></text:p>
            <text:p text:style-name="P40"><text:text-input text:description="&lt;/if&gt;">/hotel</text:text-input></text:p>
          </table:table-cell>
        </table:table-row>
      </table:table>
      <text:p text:style-name="P51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2"/>
          </table:table-cell>
          <table:table-cell table:style-name="Tabla7.A1" office:value-type="string">
            <text:p text:style-name="P26">E.&amp;O.E.</text:p>
          </table:table-cell>
          <table:table-cell table:style-name="Tabla7.C1" office:value-type="string">
            <text:p text:style-name="P10">Total</text:p>
          </table:table-cell>
          <table:table-cell table:style-name="Tabla7.D1" office:value-type="string">
            <text:p text:style-name="P8"><text:span text:style-name="T11"><text:text-input text:description="&lt;o.currency_id.symbol&gt;">currency</text:text-input></text:span><text:span text:style-name="T6"> </text:span><text:span text:style-name="T12"><text:text-input text:description="&lt;'%.2f' % o.amount_total&gt;">total</text:text-input></text:span></text:p>
          </table:table-cell>
        </table:table-row>
      </table:table>
      <text:p text:style-name="P46"><text:text-input text:description="&lt;if test=&quot;o.voucher_logo == 'cc'&quot;&gt;">start cc</text:text-input> <text:s text:c="4"/></text:p>
      <text:p text:style-name="P46"><draw:frame draw:style-name="fr2" draw:name="Imagen3" text:anchor-type="char" svg:x="2.3402in" svg:y="0.0075in" svg:width="0.9693in" style:rel-width="14%" svg:height="0.9425in" style:rel-height="10%" draw:z-index="2"><draw:image xlink:href="Pictures/10000201000000720000006AE0886283.png" xlink:type="simple" xlink:show="embed" xlink:actuate="onLoad"/></draw:frame></text:p>
      <text:p text:style-name="P46"><text:text-input text:description="&lt;/if&gt;">end cc</text:text-input></text:p>
      <text:p text:style-name="P46"/>
      <text:p text:style-name="P46"/>
      <text:p text:style-name="P46"/>
      <text:p text:style-name="P46"/>
      <text:p text:style-name="P46"/>
      <text:p text:style-name="P46"/>
      <text:p text:style-name="P43"/>
      <text:p text:style-name="P43"><text:text-input text:description="&lt;if test=&quot;o.voucher_logo == 'dc'&quot;&gt;">start dc</text:text-input></text:p>
      <text:p text:style-name="P44">Destination Cuba is a trading name of Hovis Travel Group Ltd </text:p>
      <text:p text:style-name="P44">Registered Address – Unit 1, The Cam Centre, Wilbury Way, Hitchen, Herts SG4 0TW </text:p>
      <text:p text:style-name="P44">Company Registration number - 6688570</text:p>
      <text:p text:style-name="P41"><text:text-input text:description="&lt;/if&gt;">end dc</text:text-input> </text:p>
      <text:p text:style-name="P45"><text:text-input text:description="&lt;if test=&quot;o.voucher_logo == 'cc'&quot;&gt;">start cc</text:text-input></text:p>
      <text:p text:style-name="P42"/>
      <text:p text:style-name="P44">Registered Address – Unit 4 The Maxet Suite, Ardent House, Gates Way, Stevenage, Herts, SG1 3HG </text:p>
      <text:p text:style-name="P44">Company Registration number – 6688570</text:p>
      <text:p text:style-name="P45"><text:text-input text:description="&lt;/if&gt;">end cc</text:text-input></text:p>
      <text:p text:style-name="P39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7-01T17:01:48.936601687</dc:date>
    <dc:creator>Yuriq Quintana</dc:creator>
    <meta:editing-duration>PT1H46M56S</meta:editing-duration>
    <meta:editing-cycles>37</meta:editing-cycles>
    <meta:generator>LibreOffice/4.2.8.2$Linux_X86_64 LibreOffice_project/420m0$Build-2</meta:generator>
    <meta:document-statistic meta:table-count="7" meta:image-count="3" meta:object-count="0" meta:page-count="2" meta:paragraph-count="82" meta:word-count="390" meta:character-count="1737" meta:non-whitespace-character-count="1507"/>
  </office:meta>
</office:document-meta>
</file>